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Indoxyl BOM</text:p>
          </table:table-cell>
          <table:table-cell table:number-columns-repeated="7"/>
        </table:table-row>
        <table:table-row table:style-name="ro1">
          <table:table-cell office:value-type="string">
            <text:p>By Avery Louie (t=0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tem</text:p>
          </table:table-cell>
          <table:table-cell office:value-type="string">
            <text:p>Mfg. Part Number</text:p>
          </table:table-cell>
          <table:table-cell office:value-type="string">
            <text:p>Mfg.</text:p>
          </table:table-cell>
          <table:table-cell office:value-type="string">
            <text:p>Qty. per Board</text:p>
          </table:table-cell>
          <table:table-cell office:value-type="string">
            <text:p>Cost</text:p>
          </table:table-cell>
          <table:table-cell office:value-type="string">
            <text:p>Total Cost</text:p>
          </table:table-cell>
          <table:table-cell office:value-type="string">
            <text:p>Digikey P/N</text:p>
          </table:table-cell>
          <table:table-cell office:value-type="string">
            <text:p>notes:</text:p>
          </table:table-cell>
        </table:table-row>
        <table:table-row table:style-name="ro1">
          <table:table-cell office:value-type="string">
            <text:p>attiny45</text:p>
          </table:table-cell>
          <table:table-cell office:value-type="string">
            <text:p>ATTINY45-20XU</text:p>
          </table:table-cell>
          <table:table-cell office:value-type="string">
            <text:p>ATMEL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office:value-type="string">
            <text:p>ATTINY45-20XU-ND</text:p>
          </table:table-cell>
          <table:table-cell/>
        </table:table-row>
        <table:table-row table:style-name="ro1">
          <table:table-cell office:value-type="string">
            <text:p>smd micro usb connector</text:p>
          </table:table-cell>
          <table:table-cell office:value-type="string">
            <text:p>10104111-0001LF</text:p>
          </table:table-cell>
          <table:table-cell office:value-type="string">
            <text:p>FCI</text:p>
          </table:table-cell>
          <table:table-cell office:value-type="float" office:value="1">
            <text:p>1</text:p>
          </table:table-cell>
          <table:table-cell table:number-columns-repeated="2" office:value-type="float" office:value="0.79">
            <text:p>0.79</text:p>
          </table:table-cell>
          <table:table-cell office:value-type="string">
            <text:p>609-4053-1-ND</text:p>
          </table:table-cell>
          <table:table-cell/>
        </table:table-row>
        <table:table-row table:style-name="ro2">
          <table:table-cell office:value-type="string">
            <text:p>Zener diode, 3.6v</text:p>
          </table:table-cell>
          <table:table-cell office:value-type="string">
            <text:p>CZRU52C3V6</text:p>
          </table:table-cell>
          <table:table-cell office:value-type="string">
            <text:p>Comchip Technology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table:formula="of:=[.E7]*[.D7]" office:value-type="float" office:value="0.96">
            <text:p>0.96</text:p>
          </table:table-cell>
          <table:table-cell table:style-name="ce3" office:value-type="string">
            <text:p>641-1025-1-ND</text:p>
          </table:table-cell>
          <table:table-cell/>
        </table:table-row>
        <table:table-row table:style-name="ro3">
          <table:table-cell table:style-name="ce1" office:value-type="string">
            <text:p>68 ohm 0805 res, 5%</text:p>
          </table:table-cell>
          <table:table-cell table:style-name="ce2" office:value-type="string">
            <text:p>RMCF0805JT68R0</text:p>
          </table:table-cell>
          <table:table-cell office:value-type="string">
            <text:p>Stackpole Electronics inc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table:formula="of:=[.E8]*[.D8]" office:value-type="float" office:value="0.06">
            <text:p>0.06</text:p>
          </table:table-cell>
          <table:table-cell office:value-type="string">
            <text:p>RMCF0805JT68R0CT-ND</text:p>
          </table:table-cell>
          <table:table-cell/>
        </table:table-row>
        <table:table-row table:style-name="ro2">
          <table:table-cell office:value-type="string">
            <text:p>300 ohm 0805 res 1%</text:p>
          </table:table-cell>
          <table:table-cell office:value-type="string">
            <text:p>ERJ-6ENF3000V</text:p>
          </table:table-cell>
          <table:table-cell office:value-type="string">
            <text:p>Pansonic Electronic Componenets</text:p>
          </table:table-cell>
          <table:table-cell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table:style-name="ce3" office:value-type="string">
            <text:p>P300CCT-ND</text:p>
          </table:table-cell>
          <table:table-cell office:value-type="string">
            <text:p>stackpole probably makes a cheaper one, but I had these on hand.</text:p>
          </table:table-cell>
        </table:table-row>
        <table:table-row table:style-name="ro1">
          <table:table-cell office:value-type="string">
            <text:p>1.69K ohm 0805 res 1%</text:p>
          </table:table-cell>
          <table:table-cell office:value-type="string">
            <text:p>RMCF0805FT1K69</text:p>
          </table:table-cell>
          <table:table-cell office:value-type="string">
            <text:p>Stackpole Electronics inc</text:p>
          </table:table-cell>
          <table:table-cell office:value-type="float" office:value="1">
            <text:p>1</text:p>
          </table:table-cell>
          <table:table-cell table:number-columns-repeated="2" office:value-type="float" office:value="0.04">
            <text:p>0.04</text:p>
          </table:table-cell>
          <table:table-cell office:value-type="string">
            <text:p>RMCF0805FT1K69CT-ND</text:p>
          </table:table-cell>
          <table:table-cell/>
        </table:table-row>
        <table:table-row table:style-name="ro1">
          <table:table-cell office:value-type="string">
            <text:p>Blue LED 0805</text:p>
          </table:table-cell>
          <table:table-cell office:value-type="string">
            <text:p>LTST-C170TBKT</text:p>
          </table:table-cell>
          <table:table-cell office:value-type="string">
            <text:p>Lite-On Inc</text:p>
          </table:table-cell>
          <table:table-cell office:value-type="float" office:value="1">
            <text:p>1</text:p>
          </table:table-cell>
          <table:table-cell table:number-columns-repeated="2" office:value-type="float" office:value="0.41">
            <text:p>0.41</text:p>
          </table:table-cell>
          <table:table-cell office:value-type="string">
            <text:p>160-1579-1-ND</text:p>
          </table:table-cell>
          <table:table-cell office:value-type="string">
            <text:p>could easily substitute for a cheaper red blue LED</text:p>
          </table:table-cell>
        </table:table-row>
        <table:table-row table:style-name="ro3">
          <table:table-cell office:value-type="string">
            <text:p>.1uf decoupling cap, 0805</text:p>
          </table:table-cell>
          <table:table-cell table:style-name="ce2" office:value-type="string">
            <text:p>C2012X7R1H104K085AA</text:p>
          </table:table-cell>
          <table:table-cell office:value-type="string">
            <text:p>TDK corp</text:p>
          </table:table-cell>
          <table:table-cell office:value-type="float" office:value="1">
            <text:p>1</text:p>
          </table:table-cell>
          <table:table-cell table:number-columns-repeated="2" office:value-type="float" office:value="0.1">
            <text:p>0.1</text:p>
          </table:table-cell>
          <table:table-cell table:style-name="ce3" office:value-type="string">
            <text:p>445-7534-1-ND</text:p>
          </table:table-cell>
          <table:table-cell/>
        </table:table-row>
        <table:table-row table:style-name="ro1">
          <table:table-cell office:value-type="string">
            <text:p>Board</text:p>
          </table:table-cell>
          <table:table-cell/>
          <table:table-cell office:value-type="string">
            <text:p>OSH Park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string">
            <text:p>grand total</text:p>
          </table:table-cell>
          <table:table-cell table:number-columns-repeated="4"/>
          <table:table-cell table:formula="of:=SUM([.F5:.F13])" office:value-type="float" office:value="4.29">
            <text:p>4.29</text:p>
          </table:table-cell>
          <table:table-cell table:number-columns-repeated="2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ry </meta:initial-creator>
    <meta:creation-date>2013-07-11T01:03:45</meta:creation-date>
    <dc:date>2013-07-11T09:50:03</dc:date>
    <dc:creator>Avery </dc:creator>
    <meta:editing-duration>PT8H15M54S</meta:editing-duration>
    <meta:editing-cycles>1</meta:editing-cycles>
    <meta:document-statistic meta:table-count="1" meta:cell-count="75" meta:object-count="0"/>
    <meta:generator>LibreOffice/3.6$Linux_X86_64 LibreOffice_project/360m1$Build-2</meta:generator>
  </office:meta>
</office:document-meta>
</file>